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E30000025A604A33A8.png"/>
  <manifest:file-entry manifest:media-type="image/png" manifest:full-path="Pictures/10000000000001E4000001E253FCDA27.png"/>
  <manifest:file-entry manifest:media-type="image/png" manifest:full-path="Pictures/1000000000000556000003006506E2CD.png"/>
  <manifest:file-entry manifest:media-type="image/png" manifest:full-path="Pictures/10000000000003A500000156FCAC74FE.png"/>
  <manifest:file-entry manifest:media-type="image/png" manifest:full-path="Pictures/10000000000005350000025612079916.png"/>
  <manifest:file-entry manifest:media-type="image/png" manifest:full-path="Pictures/10000000000004F000000257DB6AFE9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 Pro Black" svg:font-family="'Verdana Pro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s2" text:anchor-type="paragraph" svg:x="2.332cm" svg:y="9.737cm" svg:width="12.806cm" svg:height="12.753cm" draw:z-index="1"><draw:image xlink:href="Pictures/10000000000001E4000001E253FCDA27.png" xlink:type="simple" xlink:show="embed" xlink:actuate="onLoad"/></draw:frame><draw:frame draw:style-name="fr1" draw:name="images1" text:anchor-type="paragraph" svg:width="17cm" svg:height="9.557cm" draw:z-index="0"><draw:image xlink:href="Pictures/1000000000000556000003006506E2C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s5" text:anchor-type="paragraph" svg:x="-0.118cm" svg:y="19.644cm" svg:width="17cm" svg:height="8.056cm" draw:z-index="4"><draw:image xlink:href="Pictures/10000000000004F000000257DB6AFE90.png" xlink:type="simple" xlink:show="embed" xlink:actuate="onLoad"/></draw:frame><draw:frame draw:style-name="fr2" draw:name="images4" text:anchor-type="paragraph" svg:x="0cm" svg:y="13.111cm" svg:width="17cm" svg:height="6.23cm" draw:z-index="3"><draw:image xlink:href="Pictures/10000000000003A500000156FCAC74FE.png" xlink:type="simple" xlink:show="embed" xlink:actuate="onLoad"/></draw:frame><draw:frame draw:style-name="fr1" draw:name="images3" text:anchor-type="paragraph" svg:width="17cm" svg:height="13.848cm" draw:z-index="2"><draw:image xlink:href="Pictures/10000000000002E30000025A604A33A8.png" xlink:type="simple" xlink:show="embed" xlink:actuate="onLoad"/></draw:frame><text:soft-page-break/></text:p>
      <text:p text:style-name="Standard"/>
      <text:p text:style-name="Standard"/>
      <text:p text:style-name="Standard"><text:soft-page-break/>Mot de passe : Aude01111980?</text:p>
      <text:p text:style-name="Standard"/>
      <text:p text:style-name="Standard"><draw:frame draw:style-name="fr1" draw:name="images6" text:anchor-type="paragraph" svg:width="17cm" svg:height="7.625cm" draw:z-index="5"><draw:image xlink:href="Pictures/10000000000005350000025612079916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 Pro Black" svg:font-family="'Verdana Pro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1-10T12:52:32.03</meta:creation-date>
    <meta:editing-duration>PT1H8M4S</meta:editing-duration>
    <meta:editing-cycles>7</meta:editing-cycles>
    <meta:generator>OpenOffice/4.1.4$Win32 OpenOffice.org_project/414m4$Build-9787</meta:generator>
    <meta:initial-creator>Etienne ROCHER</meta:initial-creator>
    <dc:date>2026-01-10T14:00:30.95</dc:date>
    <dc:creator>Etienne ROCHER</dc:creator>
    <meta:document-statistic meta:table-count="0" meta:image-count="6" meta:object-count="0" meta:page-count="3" meta:paragraph-count="1" meta:word-count="5" meta:character-count="28"/>
  </office:meta>
</office:document-meta>
</file>